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solid" draw:fill-color="#000000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svg:stroke-color="#800000" draw:marker-start-width="0.2cm" draw:marker-end-width="0.2cm" draw:fill="solid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_20__28_var_29_" draw:fill="none" draw:textarea-vertical-align="middle"/>
    </style:style>
    <style:style style:name="gr9" style:family="graphic" style:parent-style-name="standard">
      <style:graphic-properties draw:stroke="dash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_20__28_var_29_" svg:stroke-width="0.051cm" svg:stroke-color="#800080" draw:marker-start="Arrowheads_20_2" draw:marker-start-width="0.276cm" draw:marker-end="" draw:marker-end-width="0.376cm" draw:fill="solid" draw:fill-color="#80008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draw:stroke-dash="Fine_20_Dashed_20__28_var_29_" svg:stroke-width="0.051cm" svg:stroke-color="#800000" draw:marker-start="Arrowheads_20_2" draw:marker-start-width="0.276cm" draw:marker-end="" draw:marker-end-width="0.376cm" draw:fill="solid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051cm" svg:stroke-color="#800080" draw:marker-start-width="0.2cm" draw:marker-end-width="0.2cm" draw:fill="solid" draw:fill-color="#800080" draw:textarea-vertical-align="middle" draw:auto-grow-height="false" fo:min-height="0.749cm" fo:min-width="0.499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_20__28_var_29_" svg:stroke-width="0.051cm" svg:stroke-color="#800080" draw:marker-start="Arrowheads_20_2" draw:marker-start-width="0.276cm" draw:marker-end="Arrow" draw:marker-end-width="0.376cm" draw:fill="solid" draw:fill-color="#800080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_20__28_var_29_" svg:stroke-width="0.051cm" svg:stroke-color="#800000" draw:marker-start-width="0.2cm" draw:marker-end-width="0.2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standard">
      <style:graphic-properties draw:stroke="solid" draw:stroke-dash="Fine_20_Dashed_20__28_var_29_" svg:stroke-width="0.102cm" svg:stroke-color="#000000" draw:marker-start="" draw:marker-start-width="0.352cm" draw:marker-end="Arrowheads_20_2" draw:marker-end-width="0.352cm" draw:fill="solid" draw:fill-color="#ff0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7" style:family="graphic" style:parent-style-name="objectwithoutfill">
      <style:graphic-properties draw:stroke="solid" draw:stroke-dash="Fine_20_Dashed_20__28_var_29_" svg:stroke-width="0.051cm" svg:stroke-color="#800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_20__28_var_29_" svg:stroke-color="#000000" draw:fill="none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84cm" svg:height="1.397cm" svg:x="1.311cm" svg:y="1.254cm">
          <text:p text:style-name="P2">test</text:p>
          <text:p text:style-name="P2">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256cm" svg:y1="4.237cm" svg:x2="12.685cm" svg:y2="4.237cm">
          <text:p/>
        </draw:line>
        <draw:custom-shape draw:style-name="gr3" draw:text-style-name="P1" draw:layer="layout" svg:width="1.27cm" svg:height="0.935cm" svg:x="14.785cm" svg:y="4.70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4" draw:text-style-name="P1" draw:layer="layout" svg:x1="19.588cm" svg:y1="4.829cm" svg:x2="16.413cm" svg:y2="4.829cm">
          <text:p/>
        </draw:line>
        <draw:line draw:style-name="gr5" draw:text-style-name="P1" draw:layer="layout" svg:x1="22.762cm" svg:y1="5.348cm" svg:x2="16.412cm" svg:y2="5.348cm">
          <text:p/>
        </draw:line>
        <draw:line draw:style-name="gr6" draw:text-style-name="P1" draw:layer="layout" svg:x1="9.256cm" svg:y1="11.18cm" svg:x2="5.7cm" svg:y2="11.18cm">
          <text:p/>
        </draw:line>
        <draw:line draw:style-name="gr6" draw:text-style-name="P1" draw:layer="layout" svg:x1="9.256cm" svg:y1="11.688cm" svg:x2="2.525cm" svg:y2="11.688cm">
          <text:p/>
        </draw:line>
        <draw:custom-shape draw:style-name="gr7" draw:text-style-name="P1" draw:layer="layout" svg:width="3.429cm" svg:height="0.77cm" svg:x="9.256cm" svg:y="11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g>
          <draw:line draw:style-name="gr8" draw:text-style-name="P1" draw:layer="layout" svg:x1="16.356cm" svg:y1="2.651cm" svg:x2="16.356cm" svg:y2="12.557cm">
            <text:p/>
          </draw:line>
          <draw:line draw:style-name="gr8" draw:text-style-name="P1" draw:layer="layout" svg:x1="19.656cm" svg:y1="2.651cm" svg:x2="19.656cm" svg:y2="12.557cm">
            <text:p/>
          </draw:line>
          <draw:line draw:style-name="gr8" draw:text-style-name="P1" draw:layer="layout" svg:x1="22.756cm" svg:y1="2.651cm" svg:x2="22.756cm" svg:y2="12.557cm">
            <text:p/>
          </draw:line>
          <draw:line draw:style-name="gr8" draw:text-style-name="P1" draw:layer="layout" svg:x1="9.256cm" svg:y1="2.651cm" svg:x2="9.256cm" svg:y2="12.557cm">
            <text:p/>
          </draw:line>
          <draw:line draw:style-name="gr8" draw:text-style-name="P1" draw:layer="layout" svg:x1="5.656cm" svg:y1="2.651cm" svg:x2="5.656cm" svg:y2="12.557cm">
            <text:p/>
          </draw:line>
          <draw:line draw:style-name="gr8" draw:text-style-name="P1" draw:layer="layout" svg:x1="2.456cm" svg:y1="2.651cm" svg:x2="2.456cm" svg:y2="12.557cm">
            <text:p/>
          </draw:line>
          <draw:line draw:style-name="gr8" draw:text-style-name="P1" draw:layer="layout" svg:x1="12.757cm" svg:y1="2.651cm" svg:x2="12.757cm" svg:y2="12.557cm">
            <text:p/>
          </draw:line>
        </draw:g>
        <draw:line draw:style-name="gr2" draw:text-style-name="P1" draw:layer="layout" svg:x1="12.857cm" svg:y1="4.237cm" svg:x2="16.286cm" svg:y2="4.237cm">
          <text:p/>
        </draw:line>
        <draw:custom-shape draw:style-name="gr9" draw:text-style-name="P1" draw:layer="layout" svg:width="1.27cm" svg:height="0.935cm" svg:x="9.432cm" svg:y="2.913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0" draw:text-style-name="P1" draw:layer="layout" svg:x1="12.859cm" svg:y1="11.437cm" svg:x2="16.288cm" svg:y2="11.437cm">
          <text:p/>
        </draw:line>
        <draw:line draw:style-name="gr6" draw:text-style-name="P1" draw:layer="layout" svg:x1="9.258cm" svg:y1="3.18cm" svg:x2="5.702cm" svg:y2="3.18cm">
          <text:p/>
        </draw:line>
        <draw:line draw:style-name="gr6" draw:text-style-name="P1" draw:layer="layout" svg:x1="9.258cm" svg:y1="3.688cm" svg:x2="2.527cm" svg:y2="3.688cm">
          <text:p/>
        </draw:line>
        <draw:line draw:style-name="gr2" draw:text-style-name="P1" draw:layer="layout" svg:x1="9.257cm" svg:y1="9.737cm" svg:x2="12.686cm" svg:y2="9.737cm">
          <text:p/>
        </draw:line>
        <draw:line draw:style-name="gr2" draw:text-style-name="P1" draw:layer="layout" svg:x1="12.858cm" svg:y1="9.737cm" svg:x2="16.287cm" svg:y2="9.737cm">
          <text:p/>
        </draw:line>
        <draw:line draw:style-name="gr11" draw:text-style-name="P1" draw:layer="layout" svg:x1="12.859cm" svg:y1="6.137cm" svg:x2="16.288cm" svg:y2="6.137cm">
          <text:p/>
        </draw:line>
        <draw:line draw:style-name="gr6" draw:text-style-name="P1" draw:layer="layout" svg:x1="9.258cm" svg:y1="5.88cm" svg:x2="5.702cm" svg:y2="5.88cm">
          <text:p/>
        </draw:line>
        <draw:line draw:style-name="gr6" draw:text-style-name="P1" draw:layer="layout" svg:x1="9.258cm" svg:y1="6.388cm" svg:x2="2.527cm" svg:y2="6.388cm">
          <text:p/>
        </draw:line>
        <draw:line draw:style-name="gr6" draw:text-style-name="P1" draw:layer="layout" svg:x1="9.259cm" svg:y1="8.68cm" svg:x2="5.703cm" svg:y2="8.68cm">
          <text:p/>
        </draw:line>
        <draw:line draw:style-name="gr6" draw:text-style-name="P1" draw:layer="layout" svg:x1="9.259cm" svg:y1="9.188cm" svg:x2="2.528cm" svg:y2="9.188cm">
          <text:p/>
        </draw:line>
        <draw:custom-shape draw:style-name="gr12" draw:text-style-name="P1" draw:layer="layout" svg:width="1.27cm" svg:height="0.935cm" svg:x="14.785cm" svg:y="10.20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9.588cm" svg:y1="10.33cm" svg:x2="16.413cm" svg:y2="10.33cm">
          <text:p/>
        </draw:line>
        <draw:line draw:style-name="gr13" draw:text-style-name="P1" draw:layer="layout" svg:x1="22.762cm" svg:y1="10.849cm" svg:x2="16.412cm" svg:y2="10.849cm">
          <text:p/>
        </draw:line>
        <draw:line draw:style-name="gr14" draw:text-style-name="P1" draw:layer="layout" svg:x1="9.257cm" svg:y1="4.238cm" svg:x2="12.686cm" svg:y2="4.238cm">
          <text:p/>
        </draw:line>
        <draw:custom-shape draw:style-name="gr15" draw:text-style-name="P1" draw:layer="layout" svg:width="1.27cm" svg:height="0.935cm" svg:x="14.786cm" svg:y="4.70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5" draw:text-style-name="P1" draw:layer="layout" svg:x1="19.589cm" svg:y1="4.83cm" svg:x2="16.414cm" svg:y2="4.83cm">
          <text:p/>
        </draw:line>
        <draw:line draw:style-name="gr5" draw:text-style-name="P1" draw:layer="layout" svg:x1="22.763cm" svg:y1="5.349cm" svg:x2="16.413cm" svg:y2="5.349cm">
          <text:p/>
        </draw:line>
        <draw:line draw:style-name="gr6" draw:text-style-name="P1" draw:layer="layout" svg:x1="9.257cm" svg:y1="5.881cm" svg:x2="5.701cm" svg:y2="5.881cm">
          <text:p/>
        </draw:line>
        <draw:line draw:style-name="gr6" draw:text-style-name="P1" draw:layer="layout" svg:x1="9.257cm" svg:y1="6.389cm" svg:x2="2.526cm" svg:y2="6.389cm">
          <text:p/>
        </draw:line>
        <draw:custom-shape draw:style-name="gr16" draw:text-style-name="P1" draw:layer="layout" svg:width="3.429cm" svg:height="0.77cm" svg:x="9.257cm" svg:y="6.3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4" draw:text-style-name="P1" draw:layer="layout" svg:x1="12.858cm" svg:y1="4.238cm" svg:x2="16.287cm" svg:y2="4.238cm">
          <text:p/>
        </draw:line>
        <draw:custom-shape draw:style-name="gr9" draw:text-style-name="P1" draw:layer="layout" svg:width="1.27cm" svg:height="0.935cm" svg:x="9.433cm" svg:y="2.9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7" draw:text-style-name="P1" draw:layer="layout" svg:x1="12.86cm" svg:y1="6.138cm" svg:x2="16.289cm" svg:y2="6.138cm">
          <text:p/>
        </draw:line>
        <draw:line draw:style-name="gr6" draw:text-style-name="P1" draw:layer="layout" svg:x1="9.259cm" svg:y1="3.181cm" svg:x2="5.703cm" svg:y2="3.181cm">
          <text:p/>
        </draw:line>
        <draw:line draw:style-name="gr6" draw:text-style-name="P1" draw:layer="layout" svg:x1="9.259cm" svg:y1="3.689cm" svg:x2="2.528cm" svg:y2="3.689cm">
          <text:p/>
        </draw:line>
        <draw:line draw:style-name="gr18" draw:text-style-name="P1" draw:layer="layout" svg:x1="2.397cm" svg:y1="7.858cm" svg:x2="22.717cm" svg:y2="7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3T13:35:02</dc:date>
    <dc:creator>Peter Kehl</dc:creator>
    <meta:editing-duration>PT14H42M30S</meta:editing-duration>
    <meta:editing-cycles>18</meta:editing-cycles>
    <meta:generator>LibreOffice/3.4$Unix LibreOffice_project/340m1$Build-502</meta:generator>
    <meta:document-statistic meta:object-count="50"/>
  </office:meta>
</office:document-meta>
</file>